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1fd2c" officeooo:paragraph-rsid="0021fd2c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3d9cf" officeooo:paragraph-rsid="0023d9cf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8pt" officeooo:rsid="0023d9cf" officeooo:paragraph-rsid="0023d9cf" style:font-size-asian="15.75pt" style:font-size-complex="18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1fd2c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524a3" officeooo:paragraph-rsid="002524a3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6pt" officeooo:rsid="002524a3" officeooo:paragraph-rsid="002524a3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fo:font-size="16pt" officeooo:rsid="002524a3" officeooo:paragraph-rsid="002524a3" style:font-size-asian="16pt" style:font-size-complex="16pt"/>
    </style:style>
    <style:style style:name="P9" style:family="paragraph" style:parent-style-name="Standard">
      <style:text-properties officeooo:rsid="001eb771" officeooo:paragraph-rsid="001eb771"/>
    </style:style>
    <style:style style:name="P10" style:family="paragraph" style:parent-style-name="Standard">
      <style:text-properties officeooo:rsid="00206390" officeooo:paragraph-rsid="00206390"/>
    </style:style>
    <style:style style:name="P11" style:family="paragraph" style:parent-style-name="Standard">
      <style:text-properties officeooo:rsid="0021fd2c" officeooo:paragraph-rsid="0021fd2c"/>
    </style:style>
    <style:style style:name="P12" style:family="paragraph" style:parent-style-name="Standard">
      <style:text-properties officeooo:rsid="0023d9cf" officeooo:paragraph-rsid="0023d9cf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eb771" officeooo:paragraph-rsid="001eb771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1fd2c" officeooo:paragraph-rsid="0021fd2c"/>
    </style:style>
    <style:style style:name="T1" style:family="text">
      <style:text-properties officeooo:rsid="0021fd2c"/>
    </style:style>
    <style:style style:name="T2" style:family="text">
      <style:text-properties officeooo:rsid="00252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ter vlan routing:</text:p>
      <text:p text:style-name="P9"/>
      <text:p text:style-name="P9">normally a vlan cant communicate with other vlan unless there is inter vlan routing </text:p>
      <text:p text:style-name="P9">in intervlan routing there are many process to do so.</text:p>
      <text:p text:style-name="P9"/>
      <text:p text:style-name="P9">In here we use a router on a stick method</text:p>
      <text:p text:style-name="P9">and we use a router sub interfaceto do inter vlan routing</text:p>
      <text:p text:style-name="P10">1) first we create three vlan <text:s text:c="2"/>red,blue and green</text:p>
      <text:p text:style-name="P10">2)then we add a router with the switch</text:p>
      <text:p text:style-name="P10">3) then each sub interface ip will be the the vlan ip</text:p>
      <text:p text:style-name="P10">4<text:span text:style-name="T1">) then we have to configure and encapsulte thing thing</text:span></text:p>
      <text:p text:style-name="P10"/>
      <text:p text:style-name="P10"/>
      <text:p text:style-name="P10"/>
      <text:p text:style-name="P11">first step:</text:p>
      <text:p text:style-name="P11"/>
      <text:p text:style-name="P11">1) attach 6 pc with the switch and group it 2 computer</text:p>
      <text:p text:style-name="P11">2)so there is three group</text:p>
      <text:p text:style-name="P11">3) then give ip just like this</text:p>
      <text:p text:style-name="P11"/>
      <text:p text:style-name="P11"/>
      <text:p text:style-name="P14">first vlan</text:p>
      <text:p text:style-name="P11"/>
      <text:p text:style-name="P11">pc1-&gt;192.168.0.10</text:p>
      <text:p text:style-name="P11">pc2-&gt;192.168.0.20</text:p>
      <text:p text:style-name="P12">gateway:192.168.0.100</text:p>
      <text:p text:style-name="P14">second vlan:</text:p>
      <text:p text:style-name="P11"/>
      <text:p text:style-name="P11">pc3-&gt;192.168.1.10</text:p>
      <text:p text:style-name="P11">pc4-&gt;192.168.1.20</text:p>
      <text:p text:style-name="P12">gateway:192.168.1.100</text:p>
      <text:p text:style-name="P14">third vlan:</text:p>
      <text:p text:style-name="P11"/>
      <text:p text:style-name="P11">pc5-&gt;192.168.2.10</text:p>
      <text:p text:style-name="P11">pc6-&gt;192.168.2.20</text:p>
      <text:p text:style-name="P12">gateway:192.168.2.100</text:p>
      <text:p text:style-name="P14">then go to the switch and create vlan</text:p>
      <text:p text:style-name="P11"/>
      <text:p text:style-name="P11"/>
      <text:p text:style-name="P11"/>
      <text:p text:style-name="P1">Switch(config)#vlan 10</text:p>
      <text:p text:style-name="P2">Switch(config-vlan)#name blue</text:p>
      <text:p text:style-name="P2">Switch(config-vlan)#exit</text:p>
      <text:p text:style-name="P2">Switch(config)#vlan 20</text:p>
      <text:p text:style-name="P2">Switch(config-vlan)#name green</text:p>
      <text:p text:style-name="P2">Switch(config-vlan)#exit</text:p>
      <text:p text:style-name="P2">Switch(config)#vlan 30</text:p>
      <text:p text:style-name="P2">Switch(config-vlan)#name yellow</text:p>
      <text:p text:style-name="P2">Switch(config-vlan)#exit</text:p>
      <text:p text:style-name="P2"><text:soft-page-break/></text:p>
      <text:p text:style-name="P2"/>
      <text:p text:style-name="P2">Switch(config)#int range fastEthernet 0/1-2</text:p>
      <text:p text:style-name="P2">Switch(config-if-range)#switchport mode access </text:p>
      <text:p text:style-name="P2">Switch(config-if-range)#switchport access vlan 10</text:p>
      <text:p text:style-name="P3">\</text:p>
      <text:p text:style-name="P2">Switch(config-if-range)#exit</text:p>
      <text:p text:style-name="P2">Switch(config)#interface vlan 20</text:p>
      <text:p text:style-name="P2"/>
      <text:p text:style-name="P2">Switch(config-if)#exit</text:p>
      <text:p text:style-name="P2">Switch(config)#int range fastEthernet 0/3-4</text:p>
      <text:p text:style-name="P2">Switch(config-if-range)#switchport mode access </text:p>
      <text:p text:style-name="P2">Switch(config-if-range)#switchport access vlan 20</text:p>
      <text:p text:style-name="P2"/>
      <text:p text:style-name="P2">Switch(config-if-range)#exit</text:p>
      <text:p text:style-name="P2">Switch(config)#int range fastEthernet 0/5-6</text:p>
      <text:p text:style-name="P2">Switch(config-if-range)#switchport mode access </text:p>
      <text:p text:style-name="P2">Switch(config-if-range)#switchport access vlan 30</text:p>
      <text:p text:style-name="P2">Switch(config-if-range)#exit</text:p>
      <text:p text:style-name="P2">Switch(config)#do sh vlan</text:p>
      <text:p text:style-name="Text_20_body"/>
      <text:p text:style-name="P4">now this port bellow 0/20 is the port where router connected with the switch ad we have to configure it with mode trunk</text:p>
      <text:p text:style-name="P2"/>
      <text:p text:style-name="P2"/>
      <text:p text:style-name="P2">Switch(config)#interface fastEthernet 0/20</text:p>
      <text:p text:style-name="P2">Switch(config-if)#switchport mode trunk </text:p>
      <text:p text:style-name="P5"/>
      <text:p text:style-name="P5"/>
      <text:p text:style-name="P3">the work with the switch is over now we have to configure the router</text:p>
      <text:p text:style-name="P3"/>
      <text:p text:style-name="P3">in router we select an interface then 3 subinterface it and give ip the ip will </text:p>
      <text:p text:style-name="P3">be the <text:span text:style-name="T2">corresponding gate way ip of the pc</text:span></text:p>
      <text:p text:style-name="P3"/>
      <text:p text:style-name="P8">router command:</text:p>
      <text:p text:style-name="P7"/>
      <text:p text:style-name="P6"/>
      <text:p text:style-name="P6">Router#configure terminal </text:p>
      <text:p text:style-name="P2"/>
      <text:p text:style-name="P2">Router(config)#interface gigabitEthernet 0/0</text:p>
      <text:p text:style-name="P2">Router(config-if)#no shut</text:p>
      <text:p text:style-name="Text_20_body"><text:soft-page-break/></text:p>
      <text:p text:style-name="P2"/>
      <text:p text:style-name="P2">Router(config)#int gigabitEthernet 0/0.10</text:p>
      <text:p text:style-name="P2">Router(config-subif)#encapsulation dot1Q 10 <text:s text:c="3"/>//<text:span text:style-name="T2">this 10 is the vlan id</text:span></text:p>
      <text:p text:style-name="P2">Router(config-subif)#ip address 192.168.0.100 255.255.255.0 <text:s/></text:p>
      <text:p text:style-name="P2">Router(config-subif)#no shut</text:p>
      <text:p text:style-name="P2">Router(config-subif)#exit</text:p>
      <text:p text:style-name="P2"/>
      <text:p text:style-name="P2">Router(config)#int gigabitEthernet 0/0.20</text:p>
      <text:p text:style-name="P2">Router(config-subif)#encapsulation dot1Q 20 </text:p>
      <text:p text:style-name="P2">Router(config-subif)#ip address 192.168.1.100 255.255.255.0</text:p>
      <text:p text:style-name="P2">Router(config-subif)#no shut</text:p>
      <text:p text:style-name="P2">Router(config-subif)#exit</text:p>
      <text:p text:style-name="P2">Router(config)#interface gigabitEthernet 0/0.30</text:p>
      <text:p text:style-name="P2">Router(config-subif)#encapsulation dot1Q 30</text:p>
      <text:p text:style-name="P2">Router(config-subif)#ip address 192.168.2.100 255.255.255.0</text:p>
      <text:p text:style-name="P2">Router(config-subif)#no shut</text:p>
      <text:p text:style-name="P6"/>
      <text:p text:style-name="P6"/>
      <text:p text:style-name="P6"/>
      <text:p text:style-name="P6">now ping any pc of any vlan to another vl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1:11:59.823089044</meta:creation-date>
    <dc:date>2018-07-26T02:06:33.796671542</dc:date>
    <meta:editing-duration>PT13M44S</meta:editing-duration>
    <meta:editing-cycles>3</meta:editing-cycles>
    <meta:generator>LibreOffice/5.4.7.2$Linux_X86_64 LibreOffice_project/40$Build-2</meta:generator>
    <meta:document-statistic meta:table-count="0" meta:image-count="0" meta:object-count="0" meta:page-count="3" meta:paragraph-count="76" meta:word-count="326" meta:character-count="2758" meta:non-whitespace-character-count="2493"/>
  </office:meta>
</office:document-meta>
</file>